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ans-serif"/>
  </office:font-face-decls>
  <office:automatic-styles>
    <style:style style:name="P1" style:family="paragraph" style:parent-style-name="Heading_20_1">
      <style:text-properties officeooo:paragraph-rsid="001a8f34"/>
    </style:style>
    <style:style style:name="P2" style:family="paragraph" style:parent-style-name="Heading_20_1">
      <style:text-properties officeooo:paragraph-rsid="001ba72c"/>
    </style:style>
    <style:style style:name="P3" style:family="paragraph" style:parent-style-name="Heading_20_1">
      <style:text-properties officeooo:paragraph-rsid="001e097b"/>
    </style:style>
    <style:style style:name="P4" style:family="paragraph" style:parent-style-name="Heading_20_1">
      <style:text-properties officeooo:paragraph-rsid="001f18f4"/>
    </style:style>
    <style:style style:name="P5" style:family="paragraph" style:parent-style-name="Standard">
      <style:paragraph-properties fo:margin-top="0cm" fo:margin-bottom="0.499cm" style:contextual-spacing="false"/>
      <style:text-properties style:font-name="Arial" fo:font-size="10.5pt"/>
    </style:style>
    <style:style style:name="P6" style:family="paragraph" style:parent-style-name="Standard">
      <style:text-properties officeooo:paragraph-rsid="001a8f34"/>
    </style:style>
    <style:style style:name="P7" style:family="paragraph" style:parent-style-name="Standard">
      <style:text-properties officeooo:paragraph-rsid="001f18f4"/>
    </style:style>
    <style:style style:name="P8" style:family="paragraph" style:parent-style-name="Standard">
      <style:text-properties officeooo:paragraph-rsid="0021575d"/>
    </style:style>
    <style:style style:name="P9" style:family="paragraph" style:parent-style-name="Subtitle">
      <style:text-properties officeooo:paragraph-rsid="0021575d"/>
    </style:style>
    <style:style style:name="P10" style:family="paragraph" style:parent-style-name="Table_20_Contents">
      <style:paragraph-properties fo:text-align="end" style:justify-single-word="false"/>
      <style:text-properties officeooo:rsid="00210c93" officeooo:paragraph-rsid="00210c93"/>
    </style:style>
    <style:style style:name="P11" style:family="paragraph" style:parent-style-name="Table_20_Contents">
      <style:text-properties officeooo:paragraph-rsid="00210c93"/>
    </style:style>
    <style:style style:name="P12" style:family="paragraph" style:parent-style-name="Table_20_Contents">
      <style:paragraph-properties fo:text-align="center" style:justify-single-word="false"/>
      <style:text-properties fo:font-weight="bold" officeooo:rsid="00210c93" officeooo:paragraph-rsid="00210c93" style:font-weight-asian="bold" style:font-weight-complex="bold"/>
    </style:style>
    <style:style style:name="P13" style:family="paragraph" style:parent-style-name="Text_20_body">
      <style:text-properties style:font-name="Arial" fo:font-size="10.5pt" officeooo:paragraph-rsid="001e097b"/>
    </style:style>
    <style:style style:name="P14" style:family="paragraph" style:parent-style-name="Text_20_body" style:list-style-name="L9">
      <style:text-properties style:font-name="Arial" fo:font-size="10.5pt" officeooo:paragraph-rsid="001e097b"/>
    </style:style>
    <style:style style:name="P15" style:family="paragraph" style:parent-style-name="Text_20_body" style:list-style-name="L7">
      <style:text-properties officeooo:paragraph-rsid="001c91d1"/>
    </style:style>
    <style:style style:name="P16" style:family="paragraph" style:parent-style-name="Text_20_body" style:list-style-name="L9">
      <style:text-properties officeooo:paragraph-rsid="001e097b"/>
    </style:style>
    <style:style style:name="P17" style:family="paragraph" style:parent-style-name="Text_20_body">
      <style:text-properties officeooo:paragraph-rsid="001e097b"/>
    </style:style>
    <style:style style:name="P18" style:family="paragraph" style:parent-style-name="Text_20_body">
      <style:text-properties officeooo:paragraph-rsid="001f18f4"/>
    </style:style>
    <style:style style:name="T1" style:family="text">
      <style:text-properties style:font-name="Arial" fo:font-size="10.5pt"/>
    </style:style>
    <style:style style:name="T2" style:family="text">
      <style:text-properties style:font-name="Arial" fo:font-size="10.5pt" officeooo:rsid="001424d1"/>
    </style:style>
    <style:style style:name="T3" style:family="text">
      <style:text-properties style:font-name="Arial" fo:font-size="10.5pt" officeooo:rsid="00147cb5"/>
    </style:style>
    <style:style style:name="T4" style:family="text">
      <style:text-properties style:font-name="Arial" fo:font-size="10.5pt" officeooo:rsid="001778d2"/>
    </style:style>
    <style:style style:name="T5" style:family="text">
      <style:text-properties style:font-name="Arial" fo:font-size="10.5pt" officeooo:rsid="001ba72c"/>
    </style:style>
    <style:style style:name="T6" style:family="text">
      <style:text-properties style:font-name="Arial" fo:font-size="10.5pt" officeooo:rsid="001c91d1"/>
    </style:style>
    <style:style style:name="T7" style:family="text">
      <style:text-properties style:font-name="Arial" fo:font-size="10.5pt" officeooo:rsid="0019668a"/>
    </style:style>
    <style:style style:name="T8" style:family="text">
      <style:text-properties style:font-name="Arial" fo:font-size="10.5pt" officeooo:rsid="0015856f"/>
    </style:style>
    <style:style style:name="T9" style:family="text">
      <style:text-properties style:font-name="Arial" fo:font-size="10.5pt" officeooo:rsid="001e097b"/>
    </style:style>
    <style:style style:name="T10" style:family="text">
      <style:text-properties style:font-name="Arial" fo:font-size="10.5pt" officeooo:rsid="001f18f4"/>
    </style:style>
    <style:style style:name="T11" style:family="text">
      <style:text-properties style:font-name="Arial" fo:font-size="10.5pt" officeooo:rsid="0015b090"/>
    </style:style>
    <style:style style:name="T12" style:family="text">
      <style:text-properties style:font-name="Arial" fo:font-size="10.5pt" fo:font-weight="bold" officeooo:rsid="0015b090" style:font-weight-asian="bold" style:font-weight-complex="bold"/>
    </style:style>
    <style:style style:name="T13" style:family="text">
      <style:text-properties style:font-name="Arial" fo:font-size="10.5pt" officeooo:rsid="0022e3ab"/>
    </style:style>
    <style:style style:name="T14" style:family="text">
      <style:text-properties officeooo:rsid="00147cb5"/>
    </style:style>
    <style:style style:name="T15" style:family="text">
      <style:text-properties officeooo:rsid="0015b090"/>
    </style:style>
    <style:style style:name="T16" style:family="text">
      <style:text-properties fo:font-weight="bold" style:font-weight-asian="bold" style:font-weight-complex="bold"/>
    </style:style>
    <style:style style:name="T17" style:family="text">
      <style:text-properties fo:font-weight="bold" officeooo:rsid="0015b090" style:font-weight-asian="bold" style:font-weight-complex="bold"/>
    </style:style>
    <style:style style:name="T18" style:family="text">
      <style:text-properties officeooo:rsid="001778d2"/>
    </style:style>
    <style:style style:name="T19" style:family="text">
      <style:text-properties officeooo:rsid="0019668a"/>
    </style:style>
    <style:style style:name="T20" style:family="text">
      <style:text-properties officeooo:rsid="001ba72c"/>
    </style:style>
    <style:style style:name="T21" style:family="text">
      <style:text-properties officeooo:rsid="001e097b"/>
    </style:style>
    <style:style style:name="T22" style:family="text">
      <style:text-properties officeooo:rsid="001f18f4"/>
    </style:style>
    <style:style style:name="T23" style:family="text">
      <style:text-properties officeooo:rsid="00210c93"/>
    </style:style>
    <style:style style:name="T24" style:family="text">
      <style:text-properties officeooo:rsid="0021575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9"><text:span text:style-name="T17">W</text:span><text:span text:style-name="T16">ork </text:span><text:span text:style-name="T17">P</text:span><text:span text:style-name="T16">lan</text:span><text:line-break/>DSbD program / <text:span text:style-name="T15">Catapult</text:span><text:line-break/><text:span text:style-name="T15">KATLAS Technology (</text:span><text:span text:style-name="T23">C</text:span><text:span text:style-name="T15">ohort2, Tier1)</text:span></text:p>
      <text:p text:style-name="P9"><text:span text:style-name="T15"><text:line-break/></text:span><text:span text:style-name="T24">Marcos Mayorga, KATLAS CTO</text:span><text:line-break/><text:date style:data-style-name="N37" text:date-value="2022-09-20T12:22:34.158125328" text:fixed="true">20/09/22</text:date></text:p>
      <text:h text:style-name="Heading_20_1" text:outline-level="1">Introduction.</text:h>
      <text:p text:style-name="P6"><text:line-break/>This document highlights major waypoints between our discovery phase and final results, expanding on a timeline of six months.</text:p>
      <text:h text:style-name="P1" text:outline-level="1">Discovery.</text:h>
      <text:p text:style-name="P7"><text:span text:style-name="T5">During discovery we will spend our time s</text:span><text:span text:style-name="T2">tudy</text:span><text:span text:style-name="T5">ing</text:span><text:span text:style-name="T2"> the starting package and available documentation including:<text:line-break/></text:span></text:p>
      <text:list xml:id="list748002246" text:style-name="L7">
        <text:list-item>
          <text:p text:style-name="P15"><text:span text:style-name="T4">Receiving, unboxing and powering up the Morello board.</text:span></text:p>
        </text:list-item>
        <text:list-item>
          <text:p text:style-name="P15"><text:span text:style-name="T2">CHERRI ISA spec.</text:span></text:p>
        </text:list-item>
        <text:list-item>
          <text:p text:style-name="P15"><text:span text:style-name="T2">the debug port</text:span></text:p>
        </text:list-item>
        <text:list-item>
          <text:p text:style-name="P15"><text:span text:style-name="T6">Installing </text:span><text:span text:style-name="T2">available operating systems </text:span><text:span text:style-name="T5">(</text:span><text:span text:style-name="T1">debian gnu/linux, cherriBSD</text:span><text:span text:style-name="T5">)</text:span></text:p>
        </text:list-item>
        <text:list-item>
          <text:p text:style-name="P15"><text:span text:style-name="T6">Installing </text:span><text:span text:style-name="T3">available development toolkits </text:span><text:span text:style-name="T5">(</text:span><text:span text:style-name="T1">gnu tookit, clang</text:span><text:span text:style-name="T5">)</text:span></text:p>
        </text:list-item>
      </text:list>
      <text:h text:style-name="P2" text:outline-level="1"><text:span text:style-name="T20">D</text:span><text:span text:style-name="T18">evelopment environment </text:span><text:span text:style-name="T20">s</text:span><text:span text:style-name="T18">etu</text:span><text:span text:style-name="T20">p</text:span><text:span text:style-name="T18">.</text:span></text:h>
      <text:p text:style-name="P13"><text:span text:style-name="T18">This activity include testing 2 operating systems (CherriBSD, debian gnu/linux) with two toolchains (GNU/clang) being able to compile on any of the 4 combinations </text:span><text:span text:style-name="T21">the following code</text:span><text:span text:style-name="T18">:</text:span></text:p>
      <text:list xml:id="list1545068577" text:style-name="L9">
        <text:list-item>
          <text:p text:style-name="P14"><text:span text:style-name="T18">A “Hello, world” minimum program.</text:span></text:p>
        </text:list-item>
        <text:list-item>
          <text:p text:style-name="P14"><text:span text:style-name="T18">Our codebase dependencies, </text:span><text:span text:style-name="T14">particularly the EC cryptography for the curve secp256k1.</text:span></text:p>
        </text:list-item>
        <text:list-item>
          <text:p text:style-name="P16"><text:span text:style-name="T4">Our current codebase </text:span><text:span text:style-name="T3">consisting on +100000 lines of code of C++, </text:span><text:span text:style-name="T4">normally compiled using the GNU toolchain on debian GNU/Linux.</text:span></text:p>
        </text:list-item>
      </text:list>
      <text:p text:style-name="P17"><text:span text:style-name="T7">Any relevant complication found in the mature stack CherriBSD/clang or the less-mature stack GNU/Linux/gcc that could help in their strenghtening would be reported.</text:span><text:span text:style-name="T1"><text:line-break/></text:span><text:span text:style-name="T7">Once our compiled software runs its tests successfully we start looking with more detail at the features offered by CHERRI and how can our software benefit from them.<text:line-break/><text:line-break/></text:span><text:span text:style-name="T13">The expected amount of time for this milestoner is uncertain. The best case scenario could take only a </text:span><text:soft-page-break/><text:span text:style-name="T13">few hours, but as soon as any problem arise even if small could take days of investigation until the task can be resumed.</text:span></text:p>
      <text:h text:style-name="Heading_20_1" text:outline-level="1">Our project and intended use-case.</text:h>
      <text:p text:style-name="Standard">KATLAS are contributing a secure network by design (SNbD), supported by system of intelligent wallets for web3.0 enabled federated machine learning on sensitive data with zero-trust on privacy enhancing technology (PET). </text:p>
      <text:p text:style-name="P8">User Case - addressing the major gaps in the provision of existing national digital research infrastructure, especially those capable of dealing with personal identifiable and sensitive data. Overcoming the challenges of federated machine learning has enormous socio-economic potential to unblock the next generation of human knowledge. KATLAS has 4 years of R&amp;D in a clinical setting to contribute, with a solution that is promises to level-up and democratise access to population data for specialist research, reducing monopoly power by a small number of global health organisations with undue power in times of pandemic and crisis. Success will bring the attention of data protection regulators in the public sector and be a global leader in privacy enhanced technology.</text:p>
      <text:h text:style-name="P3" text:outline-level="1">Development of a test scenario.</text:h>
      <text:p text:style-name="P13"><text:span text:style-name="T14">Our software is meant to be run as a privacy wallet with trading capabilities.<text:line-break/>In other words </text:span><text:span text:style-name="T21">the program is </text:span><text:span text:style-name="T14">represent</text:span><text:span text:style-name="T21">ed</text:span><text:span text:style-name="T14"> </text:span><text:span text:style-name="T21">by </text:span><text:span text:style-name="T14">a daemon process in the operating system.<text:line-break/></text:span><text:span text:style-name="T21">The wallet daemon is meant to hold several s</text:span><text:span text:style-name="T14">imultaneous conversations with different remote peers using an </text:span><text:span text:style-name="T19">independent</text:span><text:span text:style-name="T14"> e2e encrypted channel </text:span><text:span text:style-name="T19">for each one of them</text:span><text:span text:style-name="T14">.</text:span></text:p>
      <text:p text:style-name="P18"><text:span text:style-name="T3">Potentially, a remote adversary </text:span><text:span text:style-name="T8">trying to obtain an edge would manipulate her </text:span><text:span text:style-name="T9">side of the communication</text:span><text:span text:style-name="T8"> at </text:span><text:span text:style-name="T9">harmful </text:span><text:span text:style-name="T8">will. </text:span><text:span text:style-name="T9">In lab we will give the possibility </text:span><text:span text:style-name="T10">by alowing the attacker to run trojan malware in our target system.</text:span><text:span text:style-name="T8"><text:line-break/>In our software, the trading subsystem is based on plugins (aka R2R protocols), meaning the wallet-engine allows to link external software in-process.<text:line-break/></text:span><text:span text:style-name="T10">W</text:span><text:span text:style-name="T8">ith classic CPU architectures </text:span><text:span text:style-name="T10">the malware </text:span><text:span text:style-name="T8">could try to access any memory address </text:span><text:span text:style-name="T10">at process scope (</text:span><text:span text:style-name="T8">allowed to the process by the operating system </text:span><text:span text:style-name="T10">with classic pointer architecture)</text:span><text:span text:style-name="T8">, including potential access to unathorized data structures related to other’s privacy space.<text:line-break/><text:line-break/>The first task is building a ‘malicious’ wallet plugin </text:span><text:span text:style-name="T11">(role-2-role protocol </text:span><text:span text:style-name="T10">that could be </text:span><text:span text:style-name="T11">named evil</text:span><text:span text:style-name="T8">2</text:span><text:span text:style-name="T11">honest) </text:span><text:span text:style-name="T8">meant to be introduced in the victim’s computer </text:span><text:span text:style-name="T10">(target) </text:span><text:span text:style-name="T8">as a trojan.</text:span><text:span text:style-name="T3"><text:line-break/></text:span><text:span text:style-name="T8">The pluging would define a protocol </text:span><text:span text:style-name="T11">API, with one function named “spy_balance”.<text:line-break/>The attacker will successfully obtain victim’s wallet balance in non-cherri architectures.<text:line-break/><text:line-break/></text:span><text:span text:style-name="T13">The expected amount of time for developing and testing such r2r protocol is only a few days of initial work, plus eventual correction iterations.</text:span></text:p>
      <text:h text:style-name="Heading_20_1" text:outline-level="1"><text:span text:style-name="T22">Code refactor.</text:span></text:h>
      <text:p text:style-name="P18"><text:span text:style-name="T11">Study ways the code should be refactored to leverage the new features of CHERRI using the Morello board: </text:span><text:span text:style-name="T12">fat pointers</text:span><text:span text:style-name="T11"> and </text:span><text:span text:style-name="T12">compartimentalization</text:span><text:span text:style-name="T11">.</text:span><text:span text:style-name="T1"><text:line-break/><text:line-break/></text:span><text:span text:style-name="T11">Implement the minimum set of changes in our source code needed to frustrate our attacker from accessing a remote balance.<text:line-break/></text:span><text:soft-page-break/><text:span text:style-name="T13">The expected amount of time for this stage is the most critical for the proof we seek. A combination of research and development until the exact proof is achieved is difficult to estimate but it should feasible to achieve it in the allocated time.</text:span></text:p>
      <text:h text:style-name="P4" text:outline-level="1"><text:span text:style-name="T22">Verify, review and ship.</text:span></text:h>
      <text:p text:style-name="Standard"><text:span text:style-name="T15">V</text:span>erify<text:span text:style-name="T15">ing</text:span> that this particular type of attack can effectively be prevented by the cherri architectur<text:span text:style-name="T15">e,</text:span><text:line-break/><text:span text:style-name="T24">by comparing whether and how an attacker is un/successful against a Morello board/Classic architecture.</text:span></text:p>
      <text:p text:style-name="Standard"><text:span text:style-name="T22">We’ll w</text:span><text:span text:style-name="T15">rite detailed reports about findings.</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013cm" fo:margin-left="0cm" table:align="left"/>
    </style:style>
    <style:style style:name="Table1.A" style:family="table-column">
      <style:table-column-properties style:column-width="6.694cm"/>
    </style:style>
    <style:style style:name="Table1.B" style:family="table-column">
      <style:table-column-properties style:column-width="3.519cm"/>
    </style:style>
    <style:style style:name="Table1.C" style:family="table-column">
      <style:table-column-properties style:column-width="6.8cm"/>
    </style:style>
    <style:style style:name="Table1.A1" style:family="table-cell">
      <style:table-cell-properties style:writing-mode="page"/>
    </style:style>
    <style:style style:name="MP1" style:family="paragraph" style:parent-style-name="Table_20_Contents">
      <style:text-properties officeooo:paragraph-rsid="00210c93"/>
    </style:style>
    <style:style style:name="MP2" style:family="paragraph" style:parent-style-name="Table_20_Contents">
      <style:paragraph-properties fo:text-align="center" style:justify-single-word="false"/>
      <style:text-properties fo:font-weight="bold" officeooo:rsid="00210c93" officeooo:paragraph-rsid="00210c93" style:font-weight-asian="bold" style:font-weight-complex="bold"/>
    </style:style>
    <style:style style:name="MP3" style:family="paragraph" style:parent-style-name="Table_20_Contents">
      <style:paragraph-properties fo:text-align="end" style:justify-single-word="false"/>
      <style:text-properties officeooo:rsid="00210c93" officeooo:paragraph-rsid="00210c93"/>
    </style:style>
    <style:style style:name="MT1" style:family="text">
      <style:text-properties officeooo:rsid="00210c93"/>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Line94546385316288">
            <table:table-cell table:style-name="Table1.A1" office:value-type="string">
              <text:p text:style-name="MP1"><text:span text:style-name="MT1">DSbD Programme. C</text:span>ohort2, Tier1.</text:p>
            </table:table-cell>
            <table:table-cell table:style-name="Table1.A1" office:value-type="string">
              <text:p text:style-name="MP2">Work Plan</text:p>
            </table:table-cell>
            <table:table-cell table:style-name="Table1.A1" office:value-type="string">
              <text:p text:style-name="MP3">KATLAS Technology</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0T09:54:17.554448131</meta:creation-date>
    <dc:date>2022-09-20T13:31:06.225677300</dc:date>
    <meta:editing-duration>PT26M16S</meta:editing-duration>
    <meta:editing-cycles>3</meta:editing-cycles>
    <meta:generator>LibreOffice/7.3.2.2$Linux_X86_64 LibreOffice_project/30$Build-2</meta:generator>
    <meta:document-statistic meta:table-count="1" meta:image-count="0" meta:object-count="0" meta:page-count="3" meta:paragraph-count="31" meta:word-count="767" meta:character-count="4993" meta:non-whitespace-character-count="4257"/>
  </office:meta>
</office:document-meta>
</file>